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158CDF00968927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224d0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6d5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8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224d0" style:font-weight-asian="normal" style:font-weight-complex="normal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fo:font-weight="normal" officeooo:rsid="004d3dbf" officeooo:paragraph-rsid="0064b6d5" style:font-weight-asian="normal" style:font-weight-complex="normal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224d0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4b6d5" style:font-size-asian="11pt" style:font-weight-asian="normal" style:font-size-complex="11pt" style:font-weight-complex="normal"/>
    </style:style>
    <style:style style:name="P12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4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5" style:family="paragraph" style:parent-style-name="Heading_20_2" style:list-style-name=""/>
    <style:style style:name="P16" style:family="paragraph" style:parent-style-name="Heading_20_2">
      <style:text-properties officeooo:rsid="006224d0" officeooo:paragraph-rsid="0063f7af"/>
    </style:style>
    <style:style style:name="P17" style:family="paragraph" style:parent-style-name="Heading_20_2">
      <style:paragraph-properties fo:break-before="page"/>
      <style:text-properties officeooo:rsid="0063f7af" officeooo:paragraph-rsid="0063f7af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20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0pt" officeooo:rsid="0069ce70" officeooo:paragraph-rsid="0069ce70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officeooo:paragraph-rsid="0063f7af"/>
    </style:style>
    <style:style style:name="P26" style:family="paragraph" style:parent-style-name="Text_20_body" style:list-style-name="L1">
      <style:paragraph-properties fo:margin-top="0cm" fo:margin-bottom="0.212cm" loext:contextual-spacing="false" fo:text-align="start" style:justify-single-word="false" fo:padding="0cm" fo:border="none" style:shadow="none"/>
      <style:text-properties officeooo:rsid="0069ce70" officeooo:paragraph-rsid="0069ce70"/>
    </style:style>
    <style:style style:name="P27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6bfa50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4d3db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d3dbf" style:font-weight-asian="normal" style:font-weight-complex="normal"/>
    </style:style>
    <style:style style:name="T10" style:family="text">
      <style:text-properties fo:font-weight="normal" officeooo:rsid="0064b6d5" style:font-weight-asian="normal" style:font-weight-complex="normal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officeooo:rsid="0063f7af" style:font-size-asian="10pt" style:font-size-complex="10pt"/>
    </style:style>
    <style:style style:name="T13" style:family="text">
      <style:text-properties officeooo:rsid="006224d0"/>
    </style:style>
    <style:style style:name="T14" style:family="text">
      <style:text-properties officeooo:rsid="00664344"/>
    </style:style>
    <style:style style:name="T15" style:family="text">
      <style:text-properties officeooo:rsid="006bfa5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4"><text:span text:style-name="T6">UT</text:span><text:span text:style-name="T15">8</text:span><text:span text:style-name="T6">. Actividad </text:span><text:span text:style-name="T15">8</text:span></text:p>
      <text:h text:style-name="P18" text:outline-level="1"/>
      <text:h text:style-name="P18" text:outline-level="1"/>
      <text:h text:style-name="P18" text:outline-level="1"/>
      <text:h text:style-name="P19" text:outline-level="1">Supuesto</text:h>
      <text:h text:style-name="P20" text:outline-level="1">Etiquetado en SCE</text:h>
      <text:h text:style-name="P15" text:outline-level="2"/>
      <text:h text:style-name="P23" text:outline-level="2"/>
      <text:h text:style-name="P27" text:outline-level="2"/>
      <text:h text:style-name="P17" text:outline-level="2">Recursos</text:h>
      <text:list xml:id="list2621936844267507497" text:style-name="L1">
        <text:list-item>
          <text:p text:style-name="P25"><text:span text:style-name="T11">Artículo sobre e</text:span><text:span text:style-name="T12">tiquetado de cableado: </text:span><text:a xlink:type="simple" xlink:href="http://marismas-emtt.blogspot.com.es/2010/10/etiquetas-en-subsistema-horizontal.html" text:style-name="Internet_20_link" text:visited-style-name="Visited_20_Internet_20_Link"><text:span text:style-name="T12">http://marismas-emtt.blogspot.com.es/2010/10/etiquetas-en-subsistema-horizontal.html</text:span></text:a></text:p>
        </text:list-item>
        <text:list-item>
          <text:p text:style-name="P26"><text:span text:style-name="T12">A</text:span><text:span text:style-name="T11">puntes en wiki sobre etiquetado: </text:span><text:a xlink:type="simple" xlink:href="http://smr.iesharia.org/wiki/doku.php/rde:ut2:sce:administracion#etiquetado" text:style-name="Internet_20_link" text:visited-style-name="Visited_20_Internet_20_Link"><text:span text:style-name="T11">http://smr.iesharia.org/wiki/doku.php/rde:ut2:sce:administracion#etiquetado</text:span></text:a></text:p>
          <text:p text:style-name="P24"/>
        </text:list-item>
      </text:list>
      <text:h text:style-name="P16" text:outline-level="2">Enunciado</text:h>
      <text:p text:style-name="P8">Una planta de un instituto contiene 4 aulas. En cada aula hay 28 puestos. </text:p>
      <text:p text:style-name="P8"/>
      <text:p text:style-name="P6"><text:span text:style-name="T9">1) Si se instala </text:span><text:span text:style-name="T7">un armario de telecomunicaciones en cada aula</text:span><text:span text:style-name="T9"> para hacer las funciones de distribuidores de planta.</text:span></text:p>
      <text:p text:style-name="P6"><text:span text:style-name="T9">¿Cuantos </text:span>paneles de <text:span text:style-name="T7">parcheo</text:span><text:span text:style-name="T9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8"/>
      <text:p text:style-name="P6"><text:span text:style-name="T9">¿De </text:span><text:span text:style-name="T7">cuantas U</text:span><text:span text:style-name="T9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8"/>
      <text:p text:style-name="P8">Explica cómo identificarías el primer y el último cable de cada uno de los armarios de telecomunicaciones siguiendo:</text:p>
      <text:p text:style-name="P8"/>
      <text:p text:style-name="P6"><text:span text:style-name="T9">a) Las recomendaciones de la </text:span><text:span text:style-name="T7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10"/>
      <text:p text:style-name="P6"><text:span text:style-name="T9">b) La </text:span><text:span text:style-name="T7">norma americana 606-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8"/>
      <text:p text:style-name="P8">2) Si se instala un único armario de telecomunicaciones que de servicio a todas las aulas para hacer las funciones de distribuidor de planta.</text:p>
      <text:p text:style-name="P6"><text:span text:style-name="T9">¿Cu</text:span><text:span text:style-name="T8">á</text:span><text:span text:style-name="T9">ntos </text:span>paneles de <text:span text:style-name="T7">parcheo</text:span><text:span text:style-name="T9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8"/>
      <text:p text:style-name="P6"><text:span text:style-name="T9">¿De </text:span><text:span text:style-name="T7">cu</text:span>á<text:span text:style-name="T7">ntas U</text:span><text:span text:style-name="T9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0"><text:soft-page-break/></text:p>
      <text:p text:style-name="P8">Explica cómo identificarías el primer y el último cable del armario de telecomunicaciones siguiendo:</text:p>
      <text:p text:style-name="P6"><text:span text:style-name="T9">a) Las recomendaciones de la </text:span><text:span text:style-name="T7">norma europea <text:s/>EN-50174-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10"/>
      <text:p text:style-name="P6"><text:span text:style-name="T9">b) La </text:span><text:span text:style-name="T7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/>
          </table:table-cell>
        </table:table-row>
      </table:table>
      <text:p text:style-name="P12"/>
      <text:p text:style-name="P14">3) Las cuatro aulas están en dos edificios distintos. Dos en el módulo 1 de<text:span text:style-name="T14">l instituto</text:span> (M1) <text:s/>y las otras dos aulas en el modulo 2 (M2).</text:p>
      <text:p text:style-name="P5"><text:span text:style-name="T9">Si se instala un único armario de telecomunicaciones </text:span><text:span text:style-name="T10">en cada módulo</text:span></text:p>
      <text:p text:style-name="P7"><text:span text:style-name="T9">¿Cu</text:span><text:span text:style-name="T8">á</text:span><text:span text:style-name="T9">ntos </text:span>paneles de <text:span text:style-name="T7">parcheo</text:span><text:span text:style-name="T9"> habría que instalar en cada armario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9"/>
      <text:p text:style-name="P7"><text:span text:style-name="T9">¿De </text:span><text:span text:style-name="T7">cu</text:span>á<text:span text:style-name="T7">ntas U</text:span><text:span text:style-name="T9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11"/>
      <text:p text:style-name="P9">Explica cómo identificarías el primer y el último cable del armario de telecomunicaciones siguiendo:</text:p>
      <text:p text:style-name="P7"><text:span text:style-name="T9">a) Las recomendaciones de la </text:span><text:span text:style-name="T7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1"/>
      <text:p text:style-name="P7"><text:span text:style-name="T9">b) La </text:span><text:span text:style-name="T7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bfa5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2">8</text:span><text:span text:style-name="MT3">. </text:span><text:span text:style-name="MT4">Supuesto práctico. Etiquetado en SCE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158CDF00968927A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6-06T12:58:44.281221176</dc:date>
    <meta:editing-duration>PT13H3M13S</meta:editing-duration>
    <meta:editing-cycles>73</meta:editing-cycles>
    <meta:generator>LibreOffice/5.1.6.2$Linux_X86_64 LibreOffice_project/10m0$Build-2</meta:generator>
    <meta:document-statistic meta:table-count="12" meta:image-count="1" meta:object-count="0" meta:page-count="3" meta:paragraph-count="30" meta:word-count="264" meta:character-count="1754" meta:non-whitespace-character-count="1515"/>
  </office:meta>
</office:document-meta>
</file>